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1.125in" style:rel-column-width="11015*"/>
    </style:style>
    <style:style style:name="Table3.B" style:family="table-column">
      <style:table-column-properties style:column-width="0.7569in" style:rel-column-width="7411*"/>
    </style:style>
    <style:style style:name="Table3.C" style:family="table-column">
      <style:table-column-properties style:column-width="1.9931in" style:rel-column-width="19514*"/>
    </style:style>
    <style:style style:name="Table3.D" style:family="table-column">
      <style:table-column-properties style:column-width="2.8181in" style:rel-column-width="27595*"/>
    </style:style>
    <style:style style:name="Table3.A1" style:family="table-cell">
      <style:table-cell-properties style:vertical-align="middle" fo:padding="0.0382in" fo:border-left="0.05pt solid #000000" fo:border-right="none" fo:border-top="0.05pt solid #000000" fo:border-bottom="0.05pt solid #000000"/>
    </style:style>
    <style:style style:name="Table3.D1" style:family="table-cell">
      <style:table-cell-properties style:vertical-align="middle"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top="0in" fo:margin-bottom="0in" style:contextual-spacing="false"/>
    </style:style>
    <style:style style:name="P2" style:family="paragraph" style:parent-style-name="Text_20_body">
      <style:paragraph-properties fo:margin-top="0in" fo:margin-bottom="0in" style:contextual-spacing="false"/>
      <style:text-properties fo:font-weight="bold" style:font-weight-asian="bold" style:font-weight-complex="bold"/>
    </style:style>
    <style:style style:name="P3" style:family="paragraph" style:parent-style-name="Text_20_body">
      <style:paragraph-properties fo:margin-top="0in" fo:margin-bottom="0in" style:contextual-spacing="false"/>
      <style:text-properties fo:font-weight="bold" officeooo:paragraph-rsid="000c4ad4" style:font-weight-asian="bold" style:font-weight-complex="bold"/>
    </style:style>
    <style:style style:name="P4" style:family="paragraph" style:parent-style-name="Text_20_body">
      <style:paragraph-properties fo:margin-top="0in" fo:margin-bottom="0in" style:contextual-spacing="false"/>
      <style:text-properties fo:font-weight="normal" style:font-weight-asian="normal" style:font-weight-complex="normal"/>
    </style:style>
    <style:style style:name="P5" style:family="paragraph" style:parent-style-name="Text_20_body">
      <style:paragraph-properties fo:margin-top="0in" fo:margin-bottom="0in" style:contextual-spacing="false" fo:text-align="start" style:justify-single-word="false"/>
      <style:text-properties fo:font-size="12pt" fo:font-weight="normal" style:font-size-asian="10.5pt" style:font-weight-asian="normal" style:font-size-complex="12pt" style:font-weight-complex="normal"/>
    </style:style>
    <style:style style:name="P6" style:family="paragraph" style:parent-style-name="Text_20_body">
      <style:paragraph-properties fo:margin-top="0in" fo:margin-bottom="0in" style:contextual-spacing="false" fo:text-align="start" style:justify-single-word="false"/>
      <style:text-properties fo:font-size="12pt" fo:font-weight="bold" style:font-size-asian="10.5pt" style:font-weight-asian="bold" style:font-size-complex="12pt" style:font-weight-complex="bold"/>
    </style:style>
    <style:style style:name="P7" style:family="paragraph" style:parent-style-name="Text_20_body">
      <style:paragraph-properties fo:margin-top="0in" fo:margin-bottom="0in" style:contextual-spacing="false" fo:text-align="center" style:justify-single-word="false"/>
      <style:text-properties fo:font-size="12pt" style:text-underline-style="none" fo:font-weight="bold" style:font-size-asian="10.5pt" style:font-weight-asian="bold" style:font-size-complex="12pt" style:font-weight-complex="bold"/>
    </style:style>
    <style:style style:name="P8" style:family="paragraph" style:parent-style-name="Text_20_body">
      <style:paragraph-properties fo:margin-top="0in" fo:margin-bottom="0in" style:contextual-spacing="false" fo:text-align="start" style:justify-single-word="false"/>
      <style:text-properties fo:font-size="12pt" style:text-underline-style="none" fo:font-weight="normal" officeooo:paragraph-rsid="000c4ad4" style:font-size-asian="10.5pt" style:font-weight-asian="normal" style:font-size-complex="12pt" style:font-weight-complex="normal"/>
    </style:style>
    <style:style style:name="P9" style:family="paragraph" style:parent-style-name="Table_20_Contents">
      <style:paragraph-properties fo:text-align="center" style:justify-single-word="false"/>
      <style:text-properties fo:font-size="12pt" fo:font-weight="bold" style:font-size-asian="10.5pt" style:font-weight-asian="bold" style:font-size-complex="12pt" style:font-weight-complex="bold"/>
    </style:style>
    <style:style style:name="P10" style:family="paragraph" style:parent-style-name="Table_20_Contents">
      <style:paragraph-properties fo:text-align="start" style:justify-single-word="false"/>
      <style:text-properties fo:font-size="12pt" fo:font-weight="bold" style:font-size-asian="10.5pt" style:font-weight-asian="bold" style:font-size-complex="12pt" style:font-weight-complex="bold"/>
    </style:style>
    <style:style style:name="P11" style:family="paragraph" style:parent-style-name="Table_20_Contents">
      <style:paragraph-properties fo:text-align="center" style:justify-single-word="false"/>
      <style:text-properties fo:font-size="12pt" style:font-size-asian="10.5pt" style:font-size-complex="12pt"/>
    </style:style>
    <style:style style:name="P12" style:family="paragraph" style:parent-style-name="Table_20_Contents">
      <style:paragraph-properties fo:text-align="start" style:justify-single-word="false"/>
      <style:text-properties fo:font-size="12pt" style:font-size-asian="10.5pt" style:font-size-complex="12pt"/>
    </style:style>
    <style:style style:name="P13" style:family="paragraph" style:parent-style-name="Table_20_Contents">
      <style:paragraph-properties fo:text-align="start" style:justify-single-word="false"/>
      <style:text-properties style:font-name="Courier 10 Pitch" fo:font-size="9pt" style:font-size-asian="9pt" style:font-size-complex="9pt"/>
    </style:style>
    <style:style style:name="P14" style:family="paragraph" style:parent-style-name="Text_20_body">
      <style:paragraph-properties fo:margin-top="0in" fo:margin-bottom="0in" style:contextual-spacing="false"/>
    </style:style>
    <style:style style:name="P15" style:family="paragraph" style:parent-style-name="Text_20_body">
      <style:paragraph-properties fo:margin-top="0in" fo:margin-bottom="0in" style:contextual-spacing="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09a7ca"/>
    </style:style>
    <style:style style:name="T4" style:family="text">
      <style:text-properties officeooo:rsid="000a5cd5"/>
    </style:style>
    <style:style style:name="T5" style:family="text">
      <style:text-properties officeooo:rsid="000d58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CP congestion control</text:p>
      <text:p text:style-name="P3"/>
      <text:p text:style-name="P3">What is the cause of congestion?</text:p>
      <text:p text:style-name="P8">Queue buffer overflows in routers</text:p>
      <text:p text:style-name="P6"/>
      <text:p text:style-name="P6">Additive increase, multiplicative decrease algorithm – TCP Reno versio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State</text:p>
          </table:table-cell>
          <table:table-cell table:style-name="Table3.A1" office:value-type="string">
            <text:p text:style-name="P9">Event</text:p>
          </table:table-cell>
          <table:table-cell table:style-name="Table3.A1" office:value-type="string">
            <text:p text:style-name="P9">Action</text:p>
          </table:table-cell>
          <table:table-cell table:style-name="Table3.D1" office:value-type="string">
            <text:p text:style-name="P9">Remarks</text:p>
          </table:table-cell>
        </table:table-row>
        <table:table-row>
          <table:table-cell table:style-name="Table3.A5" office:value-type="string">
            <text:p text:style-name="P11">Slow start(SS)</text:p>
          </table:table-cell>
          <table:table-cell table:style-name="Table3.B2" office:value-type="string">
            <text:p text:style-name="P11">ACK</text:p>
          </table:table-cell>
          <table:table-cell table:style-name="Table3.C5" office:value-type="string">
            <text:p text:style-name="P13">CW = CW + MSS;</text:p>
            <text:p text:style-name="P13">if (CW <text:span text:style-name="T4">&gt;</text:span> threshold)</text:p>
            <text:p text:style-name="P13"><text:s text:c="4"/>goto CA;</text:p>
          </table:table-cell>
          <table:table-cell table:style-name="Table3.D2" office:value-type="string">
            <text:p text:style-name="P12">CW increases by 1 MSS every time an ack is received. In one RTT(measured as the time it takes for the ACK of the last transmitted packet to get back) it will receive CW number of ACK's. Thus the CW doubles for every RTT, <text:span text:style-name="T1">an exponential increase</text:span></text:p>
          </table:table-cell>
        </table:table-row>
        <table:table-row>
          <table:table-cell table:style-name="Table3.A5" office:value-type="string">
            <text:p text:style-name="P11">Congestion avoidance(CA)</text:p>
          </table:table-cell>
          <table:table-cell table:style-name="Table3.B3" office:value-type="string">
            <text:p text:style-name="P11">ACK</text:p>
          </table:table-cell>
          <table:table-cell table:style-name="Table3.C5" office:value-type="string">
            <text:p text:style-name="P13">CW = CW + MSS * (MSS/CW);</text:p>
          </table:table-cell>
          <table:table-cell table:style-name="Table3.D3" office:value-type="string">
            <text:p text:style-name="P12">CW increases by a MSS/CW of an MSS at the reception of an ACK. It will receive CW number of ACK's in one RTT. Thus the CW will increase by MSS/CW * CW = MSS, <text:span text:style-name="T1">An additive increase</text:span>.</text:p>
          </table:table-cell>
        </table:table-row>
        <table:table-row>
          <table:table-cell table:style-name="Table3.A5" office:value-type="string">
            <text:p text:style-name="P11">SS or CA</text:p>
          </table:table-cell>
          <table:table-cell table:style-name="Table3.B4" office:value-type="string">
            <text:p text:style-name="P11">Triple duplicate ACK</text:p>
          </table:table-cell>
          <table:table-cell table:style-name="Table3.C5" office:value-type="string">
            <text:p text:style-name="P13">threshold = CW/2;</text:p>
            <text:p text:style-name="P13">CW = threshold;</text:p>
            <text:p text:style-name="P13">goto CA;</text:p>
          </table:table-cell>
          <table:table-cell table:style-name="Table3.D4" office:value-type="string">
            <text:p text:style-name="Table_20_Contents">Loss or delay of an intermediary packet resulting in unordered delivery. Minor congestion.</text:p>
            <text:p text:style-name="P10">Multiplicative decreas<text:span text:style-name="T2">e to leave the CW on the road to</text:span> fast recovery</text:p>
          </table:table-cell>
        </table:table-row>
        <table:table-row>
          <table:table-cell table:style-name="Table3.A5" office:value-type="string">
            <text:p text:style-name="P11">SS or CA</text:p>
          </table:table-cell>
          <table:table-cell table:style-name="Table3.B5" office:value-type="string">
            <text:p text:style-name="P11">Timeout</text:p>
          </table:table-cell>
          <table:table-cell table:style-name="Table3.C5" office:value-type="string">
            <text:p text:style-name="P13">threshold = CW/2;</text:p>
            <text:p text:style-name="P13">CW = 1MSS;</text:p>
            <text:p text:style-name="P13">goto SS;</text:p>
          </table:table-cell>
          <table:table-cell table:style-name="Table3.D5" office:value-type="string">
            <text:p text:style-name="P10">Definite congestion.</text:p>
            <text:p text:style-name="P12"><text:span text:style-name="T1">Slow recovery</text:span>, implementing multiplicative decrease</text:p>
          </table:table-cell>
        </table:table-row>
      </table:table>
      <text:p text:style-name="P5"/>
      <text:p text:style-name="P6">Why is a slow start phase called so?</text:p>
      <text:p text:style-name="P5">Because the sender <text:span text:style-name="T1">starts</text:span> transmitting slowly at 1MSS/RTT. The 'slow start' refers to this phenomenon and not to the exponential rate of increase in transmission during the phase</text:p>
      <text:p text:style-name="P5"/>
      <text:p text:style-name="P6">Why does a TCP sender behave conservatively after a timeout event, reducing its congestion window to 1 MSS, whereas after receiving a triple duplicate ACK it only cuts it congestion window by half?</text:p>
      <text:p text:style-name="P5">The philosophy behind canceling slow start in this case is that even though a packet has been lost, the arrival of three duplicate ACK's indicates that some segments(specifically three additional segments beyond the lost segment) have been received at the sender. Thus, unlike the case of a timeout, the network is showing itself to be capable of delivering at leas<text:span text:style-name="T3">t</text:span> some segments, even if other segments are being lost to congestion. This canceling of the slow start phase after triple duplicate ACK is called fast recovery. In the TCP–<text:span text:style-name="T5">T</text:span>ahoe version, even a triple duplicate event results in the CW being reduced to 1 MSS.</text:p>
      <text:p text:style-name="P6"/>
      <text:p text:style-name="P1"><text:span text:style-name="T1">How is congestion detected in TCP?</text:span></text:p>
      <text:p text:style-name="P1">By a timeout or by a triple duplicate ACK.</text:p>
      <text:p text:style-name="P1"/>
      <text:p text:style-name="P2">Explain CW += MSS(MSS/CW) in CA</text:p>
      <text:p text:style-name="P4">In CA, CW must increase by 1 MSS every RTT. Every RTT, the number of ACK's received is determined by the CW. Thus every ACK should contribute MSS/CW part of MSS to the CW. Note <text:soft-page-break/>that CW is a multiple of MSS and hence MSS/CW gives a fraction.</text:p>
      <text:p text:style-name="P4"/>
      <text:p text:style-name="P2">What is the approach to congestion control taken by TCP?</text:p>
      <text:p text:style-name="P4">End-to-End congestion control. It is only the end hosts which detect and control congestion and not the network elements like the routers as in other networks like ATM</text:p>
      <text:p text:style-name="P4"><text:span text:style-name="T1"/></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04-23T09:28:52</meta:creation-date>
    <dc:date>2013-02-04T09:08:54</dc:date>
    <dc:creator>Kempa </dc:creator>
    <meta:editing-duration>PT30M36S</meta:editing-duration>
    <meta:editing-cycles>6</meta:editing-cycles>
    <meta:generator>LibreOffice/3.6$Linux_x86 LibreOffice_project/360m1$Build-2</meta:generator>
    <meta:document-statistic meta:table-count="1" meta:image-count="0" meta:object-count="0" meta:page-count="2" meta:paragraph-count="42" meta:word-count="474" meta:character-count="2669" meta:non-whitespace-character-count="2233"/>
  </office:meta>
</office:document-meta>
</file>